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office:value-type="float" office:value="5082" table:formula="of:=SUM([.F2:.F52])" table:style-name="ce1">
            <text:p>5082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000" table:style-name="ce10">
            <text:p>1000</text:p>
          </table:table-cell>
          <table:table-cell office:value-type="float" office:value="1000" table:formula="of:=[.E2]" table:style-name="ce1">
            <text:p>10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office:value-type="float" office:value="0" table:formula="of:=[.E3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office:value-type="float" office:value="90" table:formula="of:=[.E4]" table:style-name="ce1">
            <text:p>9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800" table:style-name="ce10">
            <text:p>800</text:p>
          </table:table-cell>
          <table:table-cell office:value-type="float" office:value="800" table:formula="of:=[.E5]" table:style-name="ce1">
            <text:p>8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office:value-type="float" office:value="0" table:formula="of:=[.E6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7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office:value-type="float" office:value="0" table:formula="of:=[.E8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formula="of:=[.E9]" table:style-name="ce1">
            <text:p>14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formula="of:=[.E10]" table:style-name="ce1">
            <text:p>1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float" office:value="0" table:formula="of:=[.E1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12]" table:style-name="ce1">
            <text:p>2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office:value-type="float" office:value="0" table:formula="of:=[.E13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00" table:style-name="ce10">
            <text:p>200</text:p>
          </table:table-cell>
          <table:table-cell office:value-type="float" office:value="200" table:formula="of:=[.E14]" table:style-name="ce1">
            <text:p>20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office:value-type="float" office:value="0" table:formula="of:=[.E15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office:value-type="float" office:value="0" table:formula="of:=[.E16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office:value-type="float" office:value="0" table:formula="of:=[.E17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office:value-type="float" office:value="0" table:formula="of:=[.E18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office:value-type="float" office:value="50" table:style-name="ce10">
            <text:p>50</text:p>
          </table:table-cell>
          <table:table-cell office:value-type="float" office:value="50" table:formula="of:=[.E19]" table:style-name="ce1">
            <text:p>50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office:value-type="float" office:value="30" table:style-name="ce10">
            <text:p>30</text:p>
          </table:table-cell>
          <table:table-cell office:value-type="float" office:value="15" table:formula="of:=[.E20]*0.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40" table:style-name="ce10">
            <text:p>140</text:p>
          </table:table-cell>
          <table:table-cell office:value-type="float" office:value="140" table:formula="of:=[.E21]" table:style-name="ce1">
            <text:p>14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80" table:style-name="ce10">
            <text:p>280</text:p>
          </table:table-cell>
          <table:table-cell office:value-type="float" office:value="280" table:formula="of:=[.E22]" table:style-name="ce1">
            <text:p>28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60" table:style-name="ce10">
            <text:p>160</text:p>
          </table:table-cell>
          <table:table-cell office:value-type="float" office:value="160" table:formula="of:=[.E23]" table:style-name="ce1">
            <text:p>16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80" table:style-name="ce10">
            <text:p>80</text:p>
          </table:table-cell>
          <table:table-cell office:value-type="float" office:value="80" table:formula="of:=[.E24]" table:style-name="ce1">
            <text:p>8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style-name="ce10"/>
          <table:table-cell office:value-type="float" office:value="0" table:formula="of:=[.E25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formula="of:=[.E26]" table:style-name="ce1">
            <text:p>10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27]" table:style-name="ce1">
            <text:p>3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office:value-type="float" office:value="0" table:formula="of:=[.E28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office:value-type="float" office:value="0" table:formula="of:=[.E29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office:value-type="float" office:value="0" table:formula="of:=[.E3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office:value-type="float" office:value="0" table:formula="of:=[.E31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office:value-type="float" office:value="0" table:formula="of:=[.E32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33]" table:style-name="ce1">
            <text:p>3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70" table:style-name="ce10">
            <text:p>70</text:p>
          </table:table-cell>
          <table:table-cell office:value-type="float" office:value="70" table:formula="of:=[.E34]" table:style-name="ce1">
            <text:p>7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2" table:style-name="ce10">
            <text:p>12</text:p>
          </table:table-cell>
          <table:table-cell office:value-type="float" office:value="12" table:formula="of:=[.E35]" table:style-name="ce1">
            <text:p>12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36]" table:style-name="ce1">
            <text:p>6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60" table:style-name="ce10">
            <text:p>60</text:p>
          </table:table-cell>
          <table:table-cell office:value-type="float" office:value="60" table:formula="of:=[.E37]" table:style-name="ce1">
            <text:p>6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0">
            <text:p>150</text:p>
          </table:table-cell>
          <table:table-cell office:value-type="float" office:value="150" table:formula="of:=[.E38]" table:style-name="ce1">
            <text:p>15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office:value-type="float" office:value="0" table:formula="of:=[.E39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office:value-type="float" office:value="0" table:formula="of:=[.E4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office:value-type="float" office:value="0" table:formula="of:=[.E41]" table:style-name="ce1">
            <text:p>0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office:value-type="float" office:value="0" table:formula="of:=[.E42]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formula="of:=[.E43]" table:style-name="ce1">
            <text:p>50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750" table:style-name="ce10">
            <text:p>750</text:p>
          </table:table-cell>
          <table:table-cell office:value-type="float" office:value="750" table:formula="of:=[.E44]" table:style-name="ce1">
            <text:p>75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50" table:style-name="ce10">
            <text:p>50</text:p>
          </table:table-cell>
          <table:table-cell office:value-type="float" office:value="50" table:formula="of:=[.E45]" table:style-name="ce1">
            <text:p>5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office:value-type="float" office:value="0" table:formula="of:=[.E46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30" table:style-name="ce10">
            <text:p>30</text:p>
          </table:table-cell>
          <table:table-cell office:value-type="float" office:value="30" table:formula="of:=[.E47]" table:style-name="ce1">
            <text:p>30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80" table:style-name="ce10">
            <text:p>80</text:p>
          </table:table-cell>
          <table:table-cell office:value-type="float" office:value="80" table:formula="of:=[.E48]" table:style-name="ce1">
            <text:p>80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35" table:style-name="ce10">
            <text:p>35</text:p>
          </table:table-cell>
          <table:table-cell office:value-type="float" office:value="35" table:formula="of:=[.E49]" table:style-name="ce1">
            <text:p>35</text:p>
          </table:table-cell>
          <table:table-cell table:number-columns-repeated="16378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office:value-type="float" office:value="0" table:formula="of:=[.E50]" table:style-name="ce1">
            <text:p>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office:value-type="float" office:value="0" table:formula="of:=[.E51]" table:style-name="ce1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20" table:style-name="ce10">
            <text:p>20</text:p>
          </table:table-cell>
          <table:table-cell office:value-type="float" office:value="20" table:formula="of:=[.E52]" table:style-name="ce1">
            <text:p>20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5097" table:formula="of:=SUM([.E2:.E54])" table:style-name="ce16">
            <text:p>5097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6-11T08:47:14Z</dc:date>
    <meta:print-date>2024-03-12T10:36:39Z</meta:print-date>
    <meta:editing-cycles>93</meta:editing-cycles>
    <meta:editing-duration>PT113027S</meta:editing-duration>
  </office:meta>
</office:document-meta>
</file>